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ella1" style:family="table">
      <style:table-properties style:width="17cm" table:align="margins" fo:background-color="transparent">
        <style:background-image/>
      </style:table-properties>
    </style:style>
    <style:style style:name="Tabella1.A" style:family="table-column">
      <style:table-column-properties style:column-width="4.498cm" style:rel-column-width="17339*"/>
    </style:style>
    <style:style style:name="Tabella1.B" style:family="table-column">
      <style:table-column-properties style:column-width="12.502cm" style:rel-column-width="48196*"/>
    </style:style>
    <style:style style:name="Tabella1.A1" style:family="table-cell">
      <style:table-cell-properties fo:padding="0.097cm" fo:border-left="0.5pt solid #000000" fo:border-right="none" fo:border-top="0.5pt solid #000000" fo:border-bottom="none"/>
    </style:style>
    <style:style style:name="Tabella1.B1" style:family="table-cell">
      <style:table-cell-properties fo:padding="0.097cm" fo:border-left="0.5pt solid #000000" fo:border-right="0.5pt solid #000000" fo:border-top="0.5pt solid #000000" fo:border-bottom="none"/>
    </style:style>
    <style:style style:name="Tabella1.A2" style:family="table-cell">
      <style:table-cell-properties fo:padding="0.097cm" fo:border-left="0.5pt solid #000000" fo:border-right="none" fo:border-top="none" fo:border-bottom="none"/>
    </style:style>
    <style:style style:name="Tabella1.B2" style:family="table-cell">
      <style:table-cell-properties fo:padding="0.097cm" fo:border-left="0.5pt solid #000000" fo:border-right="0.5pt solid #000000" fo:border-top="none" fo:border-bottom="none"/>
    </style:style>
    <style:style style:name="Tabella1.4" style:family="table-row">
      <style:table-row-properties fo:background-color="transparent">
        <style:background-image/>
      </style:table-row-properties>
    </style:style>
    <style:style style:name="Tabella1.A4" style:family="table-cell">
      <style:table-cell-properties fo:background-color="#e8f2a1" fo:padding="0.097cm" fo:border-left="0.5pt solid #000000" fo:border-right="none" fo:border-top="none" fo:border-bottom="none">
        <style:background-image/>
      </style:table-cell-properties>
    </style:style>
    <style:style style:name="Tabella1.B4" style:family="table-cell">
      <style:table-cell-properties fo:background-color="#e8f2a1" fo:padding="0.097cm" fo:border-left="0.5pt solid #000000" fo:border-right="0.5pt solid #000000" fo:border-top="none" fo:border-bottom="none">
        <style:background-image/>
      </style:table-cell-properties>
    </style:style>
    <style:style style:name="Tabella1.A5" style:family="table-cell">
      <style:table-cell-properties fo:background-color="transparent" fo:padding="0.097cm" fo:border-left="0.5pt solid #000000" fo:border-right="none" fo:border-top="none" fo:border-bottom="0.5pt solid #000000">
        <style:background-image/>
      </style:table-cell-properties>
    </style:style>
    <style:style style:name="Tabella1.B5"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2" style:family="table">
      <style:table-properties style:width="17cm" table:align="margins"/>
    </style:style>
    <style:style style:name="Tabella2.A" style:family="table-column">
      <style:table-column-properties style:column-width="17cm" style:rel-column-width="65535*"/>
    </style:style>
    <style:style style:name="Tabella2.A1" style:family="table-cell">
      <style:table-cell-properties fo:padding="0.097cm" fo:border="0.5pt solid #000000"/>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officeooo:paragraph-rsid="001a3a5b"/>
    </style:style>
    <style:style style:name="P3" style:family="paragraph" style:parent-style-name="Preformatted_20_Text">
      <style:text-properties officeooo:paragraph-rsid="001beaff"/>
    </style:style>
    <style:style style:name="P4" style:family="paragraph" style:parent-style-name="Preformatted_20_Text">
      <style:paragraph-properties fo:margin-top="0cm" fo:margin-bottom="0.499cm" style:contextual-spacing="false"/>
      <style:text-properties officeooo:rsid="001beaff" officeooo:paragraph-rsid="001fe6ad"/>
    </style:style>
    <style:style style:name="P5" style:family="paragraph" style:parent-style-name="Preformatted_20_Text">
      <style:text-properties officeooo:paragraph-rsid="001dd666"/>
    </style:style>
    <style:style style:name="P6" style:family="paragraph" style:parent-style-name="Preformatted_20_Text">
      <style:paragraph-properties fo:margin-top="0cm" fo:margin-bottom="0.499cm" style:contextual-spacing="false"/>
      <style:text-properties officeooo:rsid="001f395d" officeooo:paragraph-rsid="001f395d"/>
    </style:style>
    <style:style style:name="P7" style:family="paragraph" style:parent-style-name="Preformatted_20_Text">
      <style:paragraph-properties fo:margin-top="0cm" fo:margin-bottom="0.499cm" style:contextual-spacing="false"/>
      <style:text-properties officeooo:rsid="001f395d" officeooo:paragraph-rsid="0022793d"/>
    </style:style>
    <style:style style:name="P8" style:family="paragraph" style:parent-style-name="Standard">
      <style:text-properties officeooo:rsid="001a3a5b" officeooo:paragraph-rsid="001a3a5b"/>
    </style:style>
    <style:style style:name="P9" style:family="paragraph" style:parent-style-name="Preformatted_20_Text">
      <style:text-properties officeooo:paragraph-rsid="00220969"/>
    </style:style>
    <style:style style:name="P10" style:family="paragraph" style:parent-style-name="Standard">
      <style:text-properties style:text-underline-style="none" officeooo:paragraph-rsid="001a3a5b"/>
    </style:style>
    <style:style style:name="P11" style:family="paragraph" style:parent-style-name="Preformatted_20_Text">
      <style:text-properties style:text-underline-style="none" officeooo:paragraph-rsid="00241c08"/>
    </style:style>
    <style:style style:name="P12" style:family="paragraph" style:parent-style-name="Standard">
      <style:text-properties style:text-underline-style="none" officeooo:paragraph-rsid="00241c08"/>
    </style:style>
    <style:style style:name="P13" style:family="paragraph" style:parent-style-name="Text_20_body">
      <style:text-properties style:text-underline-style="none" officeooo:paragraph-rsid="00267fa8" fo:background-color="transparent"/>
    </style:style>
    <style:style style:name="P14" style:family="paragraph" style:parent-style-name="Preformatted_20_Text">
      <style:text-properties officeooo:paragraph-rsid="00265146"/>
    </style:style>
    <style:style style:name="P15" style:family="paragraph" style:parent-style-name="Preformatted_20_Text">
      <style:text-properties officeooo:paragraph-rsid="0026f385"/>
    </style:style>
    <style:style style:name="P16" style:family="paragraph" style:parent-style-name="Text_20_body">
      <style:text-properties officeooo:paragraph-rsid="0026f385"/>
    </style:style>
    <style:style style:name="P17" style:family="paragraph" style:parent-style-name="Preformatted_20_Text">
      <style:text-properties officeooo:paragraph-rsid="0022793d"/>
    </style:style>
    <style:style style:name="P18" style:family="paragraph" style:parent-style-name="Preformatted_20_Text">
      <style:text-properties fo:font-weight="bold" officeooo:rsid="0022793d" officeooo:paragraph-rsid="0022793d" style:font-weight-asian="bold" style:font-weight-complex="bold"/>
    </style:style>
    <style:style style:name="P19" style:family="paragraph" style:parent-style-name="Preformatted_20_Text">
      <style:text-properties fo:font-weight="normal" officeooo:rsid="0022793d" officeooo:paragraph-rsid="0022793d" style:font-weight-asian="normal" style:font-weight-complex="normal"/>
    </style:style>
    <style:style style:name="P20" style:family="paragraph" style:parent-style-name="Preformatted_20_Text">
      <style:paragraph-properties fo:margin-top="0cm" fo:margin-bottom="0.499cm" style:contextual-spacing="false"/>
      <style:text-properties fo:font-weight="normal" officeooo:paragraph-rsid="0022793d" style:font-weight-asian="normal" style:font-weight-complex="normal"/>
    </style:style>
    <style:style style:name="P21" style:family="paragraph" style:parent-style-name="Preformatted_20_Text">
      <style:paragraph-properties fo:margin-top="0cm" fo:margin-bottom="0.499cm" style:contextual-spacing="false"/>
      <style:text-properties officeooo:paragraph-rsid="00241c08"/>
    </style:style>
    <style:style style:name="P22" style:family="paragraph" style:parent-style-name="Preformatted_20_Text">
      <style:text-properties officeooo:paragraph-rsid="00267fa8"/>
    </style:style>
    <style:style style:name="P23" style:family="paragraph" style:parent-style-name="Text_20_body">
      <style:text-properties officeooo:paragraph-rsid="00267fa8"/>
    </style:style>
    <style:style style:name="P24" style:family="paragraph" style:parent-style-name="Preformatted_20_Text">
      <style:text-properties style:text-underline-style="solid" style:text-underline-width="auto" style:text-underline-color="font-color" fo:background-color="#ffff00"/>
    </style:style>
    <style:style style:name="P25" style:family="paragraph" style:parent-style-name="Preformatted_20_Text">
      <style:text-properties style:text-underline-style="solid" style:text-underline-width="auto" style:text-underline-color="font-color" officeooo:rsid="00267fa8" officeooo:paragraph-rsid="00267fa8" fo:background-color="#ffff00"/>
    </style:style>
    <style:style style:name="P26" style:family="paragraph" style:parent-style-name="Standard">
      <style:text-properties style:text-underline-style="solid" style:text-underline-width="auto" style:text-underline-color="font-color" officeooo:paragraph-rsid="001a3a5b" fo:background-color="#ffff00"/>
    </style:style>
    <style:style style:name="P27" style:family="paragraph" style:parent-style-name="Text_20_body">
      <style:text-properties style:text-underline-style="solid" style:text-underline-width="auto" style:text-underline-color="font-color" officeooo:paragraph-rsid="00267fa8" fo:background-color="#ffff00"/>
    </style:style>
    <style:style style:name="P28" style:family="paragraph" style:parent-style-name="Preformatted_20_Text">
      <style:text-properties officeooo:paragraph-rsid="0028daeb"/>
    </style:style>
    <style:style style:name="P29" style:family="paragraph" style:parent-style-name="Preformatted_20_Text">
      <style:paragraph-properties fo:text-align="start" style:justify-single-word="false"/>
      <style:text-properties officeooo:paragraph-rsid="00290adf"/>
    </style:style>
    <style:style style:name="P30" style:family="paragraph" style:parent-style-name="Text_20_body">
      <style:paragraph-properties fo:text-align="start" style:justify-single-word="false"/>
      <style:text-properties officeooo:paragraph-rsid="00290adf"/>
    </style:style>
    <style:style style:name="P31" style:family="paragraph" style:parent-style-name="Preformatted_20_Text">
      <style:paragraph-properties fo:text-align="start" style:justify-single-word="false"/>
      <style:text-properties officeooo:paragraph-rsid="0030f345"/>
    </style:style>
    <style:style style:name="P32" style:family="paragraph" style:parent-style-name="Text_20_body">
      <style:paragraph-properties fo:text-align="start" style:justify-single-word="false"/>
      <style:text-properties officeooo:paragraph-rsid="002dca89"/>
    </style:style>
    <style:style style:name="P33" style:family="paragraph" style:parent-style-name="Preformatted_20_Text">
      <style:text-properties officeooo:paragraph-rsid="002ca86b"/>
    </style:style>
    <style:style style:name="P34" style:family="paragraph" style:parent-style-name="Preformatted_20_Text">
      <style:paragraph-properties fo:margin-top="0cm" fo:margin-bottom="0.499cm" style:contextual-spacing="false"/>
      <style:text-properties officeooo:paragraph-rsid="002e566f"/>
    </style:style>
    <style:style style:name="P35" style:family="paragraph" style:parent-style-name="Preformatted_20_Text">
      <style:text-properties officeooo:paragraph-rsid="002e566f"/>
    </style:style>
    <style:style style:name="P36" style:family="paragraph" style:parent-style-name="Preformatted_20_Text">
      <style:text-properties officeooo:rsid="00267fa8" officeooo:paragraph-rsid="002e566f"/>
    </style:style>
    <style:style style:name="P37" style:family="paragraph" style:parent-style-name="Standard">
      <style:text-properties officeooo:paragraph-rsid="002f27c1"/>
    </style:style>
    <style:style style:name="P38" style:family="paragraph" style:parent-style-name="Standard">
      <style:paragraph-properties fo:break-before="page"/>
    </style:style>
    <style:style style:name="P39" style:family="paragraph" style:parent-style-name="Preformatted_20_Text">
      <style:paragraph-properties fo:margin-top="0cm" fo:margin-bottom="0.499cm" style:contextual-spacing="false"/>
      <style:text-properties officeooo:paragraph-rsid="00370994"/>
    </style:style>
    <style:style style:name="P40" style:family="paragraph" style:parent-style-name="Standard">
      <style:text-properties officeooo:paragraph-rsid="003ca86f"/>
    </style:style>
    <style:style style:name="P41" style:family="paragraph" style:parent-style-name="Text_20_body">
      <style:text-properties officeooo:paragraph-rsid="003ca86f"/>
    </style:style>
    <style:style style:name="P42" style:family="paragraph" style:parent-style-name="Preformatted_20_Text">
      <style:paragraph-properties fo:margin-top="0cm" fo:margin-bottom="0.499cm" style:contextual-spacing="false"/>
      <style:text-properties officeooo:paragraph-rsid="003e4b88"/>
    </style:style>
    <style:style style:name="P43" style:family="paragraph" style:parent-style-name="Text_20_body">
      <style:text-properties officeooo:paragraph-rsid="003e9619"/>
    </style:style>
    <style:style style:name="P44" style:family="paragraph" style:parent-style-name="Text_20_body">
      <style:paragraph-properties fo:break-before="page"/>
      <style:text-properties officeooo:paragraph-rsid="003e9619"/>
    </style:style>
    <style:style style:name="P45" style:family="paragraph" style:parent-style-name="Text_20_body">
      <style:text-properties officeooo:paragraph-rsid="003ddaa9"/>
    </style:style>
    <style:style style:name="P46" style:family="paragraph" style:parent-style-name="Text_20_body">
      <style:text-properties officeooo:paragraph-rsid="0040c501"/>
    </style:style>
    <style:style style:name="P47" style:family="paragraph" style:parent-style-name="Text_20_body">
      <style:text-properties officeooo:rsid="00432fb4" officeooo:paragraph-rsid="00432fb4"/>
    </style:style>
    <style:style style:name="P48" style:family="paragraph" style:parent-style-name="Preformatted_20_Text">
      <style:text-properties officeooo:paragraph-rsid="0048d050"/>
    </style:style>
    <style:style style:name="P49" style:family="paragraph" style:parent-style-name="Text_20_body">
      <style:text-properties officeooo:paragraph-rsid="0048d050"/>
    </style:style>
    <style:style style:name="P50" style:family="paragraph" style:parent-style-name="Preformatted_20_Text" style:list-style-name="">
      <style:text-properties officeooo:paragraph-rsid="0026f385"/>
    </style:style>
    <style:style style:name="P51" style:family="paragraph" style:parent-style-name="Heading_20_1">
      <style:paragraph-properties fo:break-before="page"/>
      <style:text-properties officeooo:paragraph-rsid="00265146"/>
    </style:style>
    <style:style style:name="P52" style:family="paragraph" style:parent-style-name="Heading_20_1">
      <style:paragraph-properties fo:text-align="center" style:justify-single-word="false" fo:break-before="page"/>
      <style:text-properties officeooo:rsid="00265146" officeooo:paragraph-rsid="00265146"/>
    </style:style>
    <style:style style:name="P53" style:family="paragraph" style:parent-style-name="Heading_20_1">
      <style:paragraph-properties fo:text-align="center" style:justify-single-word="false"/>
    </style:style>
    <style:style style:name="P54" style:family="paragraph" style:parent-style-name="Heading_20_1">
      <style:paragraph-properties fo:text-align="center" style:justify-single-word="false"/>
      <style:text-properties officeooo:paragraph-rsid="00267fa8"/>
    </style:style>
    <style:style style:name="P55" style:family="paragraph" style:parent-style-name="Heading_20_1">
      <style:paragraph-properties fo:text-align="center" style:justify-single-word="false"/>
      <style:text-properties officeooo:paragraph-rsid="00370994"/>
    </style:style>
    <style:style style:name="P56" style:family="paragraph" style:parent-style-name="Heading_20_1">
      <style:paragraph-properties fo:text-align="center" style:justify-single-word="false"/>
      <style:text-properties officeooo:paragraph-rsid="002dca89"/>
    </style:style>
    <style:style style:name="P57" style:family="paragraph" style:parent-style-name="Heading_20_1">
      <style:paragraph-properties fo:text-align="center" style:justify-single-word="false"/>
      <style:text-properties officeooo:paragraph-rsid="00290adf"/>
    </style:style>
    <style:style style:name="P58" style:family="paragraph" style:parent-style-name="Heading_20_1" style:list-style-name="">
      <style:text-properties officeooo:paragraph-rsid="0030f345"/>
    </style:style>
    <style:style style:name="P59" style:family="paragraph" style:parent-style-name="Heading_20_1" style:list-style-name="">
      <style:paragraph-properties fo:break-before="page"/>
      <style:text-properties officeooo:paragraph-rsid="003d0a3f"/>
    </style:style>
    <style:style style:name="P60" style:family="paragraph" style:parent-style-name="Heading_20_1">
      <style:paragraph-properties fo:break-before="page"/>
      <style:text-properties officeooo:paragraph-rsid="0030f345"/>
    </style:style>
    <style:style style:name="P61" style:family="paragraph" style:parent-style-name="Heading_20_1">
      <style:paragraph-properties fo:break-before="page"/>
      <style:text-properties officeooo:paragraph-rsid="0026f385"/>
    </style:style>
    <style:style style:name="P62" style:family="paragraph" style:parent-style-name="Heading_20_1">
      <style:text-properties officeooo:paragraph-rsid="003ca86f"/>
    </style:style>
    <style:style style:name="P63" style:family="paragraph" style:parent-style-name="Heading_20_1">
      <style:paragraph-properties fo:break-before="page"/>
      <style:text-properties officeooo:rsid="002bbd7d" officeooo:paragraph-rsid="002bbd7d"/>
    </style:style>
    <style:style style:name="P64" style:family="paragraph" style:parent-style-name="Standard" style:list-style-name="L1">
      <style:text-properties officeooo:paragraph-rsid="001a3a5b"/>
    </style:style>
    <style:style style:name="P65" style:family="paragraph" style:parent-style-name="Standard" style:list-style-name="L1">
      <style:text-properties officeooo:paragraph-rsid="001beaff"/>
    </style:style>
    <style:style style:name="P66" style:family="paragraph" style:parent-style-name="Standard" style:list-style-name="L1">
      <style:text-properties officeooo:rsid="001beaff" officeooo:paragraph-rsid="001beaff"/>
    </style:style>
    <style:style style:name="P67" style:family="paragraph" style:parent-style-name="Standard" style:list-style-name="L1">
      <style:text-properties officeooo:paragraph-rsid="001beaff" fo:background-color="#ffff00"/>
    </style:style>
    <style:style style:name="P68" style:family="paragraph" style:parent-style-name="Text_20_body" style:list-style-name="">
      <style:text-properties officeooo:paragraph-rsid="003e9619"/>
    </style:style>
    <style:style style:name="P69" style:family="paragraph" style:parent-style-name="Text_20_body" style:list-style-name="L2">
      <style:text-properties officeooo:paragraph-rsid="003e9619"/>
    </style:style>
    <style:style style:name="P70" style:family="paragraph" style:parent-style-name="Text_20_body" style:list-style-name="L3">
      <style:text-properties officeooo:paragraph-rsid="0040c501"/>
    </style:style>
    <style:style style:name="P71" style:family="paragraph" style:parent-style-name="Text_20_body" style:list-style-name="L4"/>
    <style:style style:name="P72" style:family="paragraph" style:parent-style-name="Text_20_body" style:list-style-name="L4">
      <style:paragraph-properties fo:margin-top="0cm" fo:margin-bottom="0cm" style:contextual-spacing="false"/>
    </style:style>
    <style:style style:name="P73" style:family="paragraph" style:parent-style-name="Text_20_body" style:list-style-name="L5">
      <style:text-properties officeooo:paragraph-rsid="00337162"/>
    </style:style>
    <style:style style:name="P74" style:family="paragraph" style:parent-style-name="Text_20_body" style:list-style-name="L5">
      <style:text-properties officeooo:paragraph-rsid="0030f345"/>
    </style:style>
    <style:style style:name="P75" style:family="paragraph" style:parent-style-name="Text_20_body" style:list-style-name="L5">
      <style:text-properties officeooo:paragraph-rsid="00471c6d"/>
    </style:style>
    <style:style style:name="P76" style:family="paragraph" style:parent-style-name="Text_20_body" style:list-style-name="L6">
      <style:text-properties officeooo:paragraph-rsid="0026f385"/>
    </style:style>
    <style:style style:name="P77" style:family="paragraph" style:parent-style-name="Text_20_body" style:list-style-name="L6">
      <style:text-properties style:text-underline-style="solid" style:text-underline-width="auto" style:text-underline-color="font-color" officeooo:paragraph-rsid="0026f385" fo:background-color="#ffff00"/>
    </style:style>
    <style:style style:name="P78" style:family="paragraph" style:parent-style-name="Text_20_body">
      <style:text-properties officeooo:paragraph-rsid="004c53f6"/>
    </style:style>
    <style:style style:name="T1" style:family="text">
      <style:text-properties officeooo:rsid="001a3a5b"/>
    </style:style>
    <style:style style:name="T2" style:family="text">
      <style:text-properties officeooo:rsid="001b3199"/>
    </style:style>
    <style:style style:name="T3" style:family="text">
      <style:text-properties officeooo:rsid="001beaff"/>
    </style:style>
    <style:style style:name="T4" style:family="text">
      <style:text-properties officeooo:rsid="001dd666"/>
    </style:style>
    <style:style style:name="T5" style:family="text">
      <style:text-properties officeooo:rsid="001f395d"/>
    </style:style>
    <style:style style:name="T6" style:family="text">
      <style:text-properties officeooo:rsid="001fe6ad"/>
    </style:style>
    <style:style style:name="T7" style:family="text">
      <style:text-properties fo:background-color="#ffff00" loext:char-shading-value="0"/>
    </style:style>
    <style:style style:name="T8" style:family="text">
      <style:text-properties officeooo:rsid="001fe6ad" fo:background-color="#ffff00" loext:char-shading-value="0"/>
    </style:style>
    <style:style style:name="T9" style:family="text">
      <style:text-properties officeooo:rsid="0022096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220969"/>
    </style:style>
    <style:style style:name="T12" style:family="text">
      <style:text-properties style:text-underline-style="solid" style:text-underline-width="auto" style:text-underline-color="font-color" fo:background-color="#ffff00" loext:char-shading-value="0"/>
    </style:style>
    <style:style style:name="T13" style:family="text">
      <style:text-properties style:text-underline-style="solid" style:text-underline-width="auto" style:text-underline-color="font-color" officeooo:rsid="00220969" fo:background-color="#ffff00" loext:char-shading-value="0"/>
    </style:style>
    <style:style style:name="T14" style:family="text">
      <style:text-properties style:text-underline-style="solid" style:text-underline-width="auto" style:text-underline-color="font-color" officeooo:rsid="00267fa8" fo:background-color="#ffff00" loext:char-shading-value="0"/>
    </style:style>
    <style:style style:name="T15" style:family="text">
      <style:text-properties style:text-underline-style="solid" style:text-underline-width="auto" style:text-underline-color="font-color" fo:font-weight="normal" fo:background-color="#ffff00" loext:char-shading-value="0" style:font-weight-asian="normal" style:font-weight-complex="normal"/>
    </style:style>
    <style:style style:name="T16" style:family="text">
      <style:text-properties style:text-underline-style="none"/>
    </style:style>
    <style:style style:name="T17" style:family="text">
      <style:text-properties style:text-underline-style="none" officeooo:rsid="00220969"/>
    </style:style>
    <style:style style:name="T18" style:family="text">
      <style:text-properties fo:font-weight="bold" officeooo:rsid="0022793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22793d" style:font-weight-asian="normal" style:font-weight-complex="normal"/>
    </style:style>
    <style:style style:name="T21" style:family="text">
      <style:text-properties fo:font-weight="normal" officeooo:rsid="00290adf" style:font-weight-asian="normal" style:font-weight-complex="normal"/>
    </style:style>
    <style:style style:name="T22" style:family="text">
      <style:text-properties style:text-line-through-style="solid" style:text-line-through-type="single"/>
    </style:style>
    <style:style style:name="T23" style:family="text">
      <style:text-properties style:text-line-through-style="solid" style:text-line-through-type="single" fo:font-weight="normal" style:font-weight-asian="normal" style:font-weight-complex="normal"/>
    </style:style>
    <style:style style:name="T24" style:family="text">
      <style:text-properties style:text-line-through-style="solid" style:text-line-through-type="single" fo:font-weight="normal" officeooo:rsid="001beaff" style:font-weight-asian="normal" style:font-weight-complex="normal"/>
    </style:style>
    <style:style style:name="T25" style:family="text">
      <style:text-properties style:text-line-through-style="solid" style:text-line-through-type="single" officeooo:rsid="00220969"/>
    </style:style>
    <style:style style:name="T26" style:family="text">
      <style:text-properties style:text-line-through-style="solid" style:text-line-through-type="single" style:text-underline-style="none"/>
    </style:style>
    <style:style style:name="T27" style:family="text">
      <style:text-properties officeooo:rsid="00241c08"/>
    </style:style>
    <style:style style:name="T28" style:family="text">
      <style:text-properties officeooo:rsid="00265146"/>
    </style:style>
    <style:style style:name="T29" style:family="text">
      <style:text-properties officeooo:rsid="00267fa8"/>
    </style:style>
    <style:style style:name="T30" style:family="text">
      <style:text-properties officeooo:rsid="0026f385"/>
    </style:style>
    <style:style style:name="T31" style:family="text">
      <style:text-properties style:font-name="monospace"/>
    </style:style>
    <style:style style:name="T32" style:family="text">
      <style:text-properties style:font-name="monospace" officeooo:rsid="0028daeb"/>
    </style:style>
    <style:style style:name="T33" style:family="text">
      <style:text-properties style:font-name="monospace" officeooo:rsid="002f27c1"/>
    </style:style>
    <style:style style:name="T34" style:family="text">
      <style:text-properties officeooo:rsid="0028daeb"/>
    </style:style>
    <style:style style:name="T35" style:family="text">
      <style:text-properties style:font-name="sans-serif"/>
    </style:style>
    <style:style style:name="T36" style:family="text">
      <style:text-properties style:font-name="sans-serif" style:text-underline-style="solid" style:text-underline-width="auto" style:text-underline-color="font-color" fo:background-color="#ffff00" loext:char-shading-value="0"/>
    </style:style>
    <style:style style:name="T37" style:family="text">
      <style:text-properties style:font-name="sans-serif" style:text-underline-style="solid" style:text-underline-width="auto" style:text-underline-color="font-color" officeooo:rsid="0028daeb" fo:background-color="#ffff00" loext:char-shading-value="0"/>
    </style:style>
    <style:style style:name="T38" style:family="text">
      <style:text-properties officeooo:rsid="00290adf"/>
    </style:style>
    <style:style style:name="T39" style:family="text">
      <style:text-properties officeooo:rsid="002984d9"/>
    </style:style>
    <style:style style:name="T40" style:family="text">
      <style:text-properties officeooo:rsid="002bbd7d"/>
    </style:style>
    <style:style style:name="T41" style:family="text">
      <style:text-properties officeooo:rsid="002c3b17"/>
    </style:style>
    <style:style style:name="T42" style:family="text">
      <style:text-properties officeooo:rsid="002ca86b"/>
    </style:style>
    <style:style style:name="T43" style:family="text">
      <style:text-properties officeooo:rsid="002dca89"/>
    </style:style>
    <style:style style:name="T44" style:family="text">
      <style:text-properties officeooo:rsid="002e566f"/>
    </style:style>
    <style:style style:name="T45" style:family="text">
      <style:text-properties officeooo:rsid="002f27c1"/>
    </style:style>
    <style:style style:name="T46" style:family="text">
      <style:text-properties officeooo:rsid="00301375"/>
    </style:style>
    <style:style style:name="T47" style:family="text">
      <style:text-properties officeooo:rsid="0030f345"/>
    </style:style>
    <style:style style:name="T48" style:family="text">
      <style:text-properties style:font-name="FreeSans" officeooo:rsid="00337162"/>
    </style:style>
    <style:style style:name="T49" style:family="text">
      <style:text-properties style:font-name="FreeSans" officeooo:rsid="0038ed3b"/>
    </style:style>
    <style:style style:name="T50" style:family="text">
      <style:text-properties officeooo:rsid="00337162"/>
    </style:style>
    <style:style style:name="T51" style:family="text">
      <style:text-properties officeooo:rsid="0035498a"/>
    </style:style>
    <style:style style:name="T52" style:family="text">
      <style:text-properties officeooo:rsid="00370994"/>
    </style:style>
    <style:style style:name="T53" style:family="text">
      <style:text-properties officeooo:rsid="0038ed3b"/>
    </style:style>
    <style:style style:name="T54" style:family="text">
      <style:text-properties officeooo:rsid="003ca86f"/>
    </style:style>
    <style:style style:name="T55" style:family="text">
      <style:text-properties officeooo:rsid="003d0a3f"/>
    </style:style>
    <style:style style:name="T56" style:family="text">
      <style:text-properties officeooo:rsid="003ddaa9"/>
    </style:style>
    <style:style style:name="T57" style:family="text">
      <style:text-properties officeooo:rsid="003e4b88"/>
    </style:style>
    <style:style style:name="T58" style:family="text">
      <style:text-properties officeooo:rsid="003e9619"/>
    </style:style>
    <style:style style:name="T59" style:family="text">
      <style:text-properties officeooo:rsid="003f049d"/>
    </style:style>
    <style:style style:name="T60" style:family="text">
      <style:text-properties officeooo:rsid="0040c501"/>
    </style:style>
    <style:style style:name="T61" style:family="text">
      <style:text-properties officeooo:rsid="00432fb4"/>
    </style:style>
    <style:style style:name="T62" style:family="text">
      <style:text-properties officeooo:rsid="00471c6d"/>
    </style:style>
    <style:style style:name="T63" style:family="text">
      <style:text-properties officeooo:rsid="0048d050"/>
    </style:style>
    <style:style style:name="T64" style:family="text">
      <style:text-properties style:text-line-through-style="none" style:text-line-through-type="none"/>
    </style:style>
    <style:style style:name="T65" style:family="text">
      <style:text-properties style:text-line-through-style="none" style:text-line-through-type="none" officeooo:rsid="0048d050"/>
    </style:style>
    <style:style style:name="T66" style:family="text">
      <style:text-properties style:text-line-through-style="none" style:text-line-through-type="none" officeooo:rsid="00432fb4"/>
    </style:style>
    <style:style style:name="T67" style:family="text">
      <style:text-properties style:text-line-through-style="none" style:text-line-through-type="none" officeooo:rsid="00446248"/>
    </style:style>
    <style:style style:name="T68" style:family="text">
      <style:text-properties style:text-line-through-style="none" style:text-line-through-type="none" officeooo:rsid="004a9b96"/>
    </style:style>
    <style:style style:name="T69" style:family="text">
      <style:text-properties style:text-line-through-style="none" style:text-line-through-type="none" officeooo:rsid="004c53f6"/>
    </style:style>
    <style:style style:name="T70" style:family="text">
      <style:text-properties officeooo:rsid="00496cae"/>
    </style:style>
    <style:style style:name="T71"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30142064" text:style-name="L1">
        <text:list-item>
          <text:p text:style-name="P64"><text:span text:style-name="T1">Per testare sgx: </text:span><text:a xlink:type="simple" xlink:href="https://github.com/ayeks/SGX-hardware" text:style-name="Internet_20_link" text:visited-style-name="Visited_20_Internet_20_Link"><text:span text:style-name="T1">https://github.com/ayeks/SGX-hardware</text:span></text:a></text:p>
        </text:list-item>
        <text:list-item>
          <text:p text:style-name="P66">Per abilitare il repo crb, per vari pacchetti che ci servono all’inizio (ad esempio nasm)</text:p>
          <text:list>
            <text:list-item>
              <text:p text:style-name="P65"><text:span text:style-name="T6">sudo </text:span>dnf config-manager --set-enabled crb</text:p>
            </text:list-item>
            <text:list-item>
              <text:p text:style-name="P67">sudo dnf install epel-release</text:p>
            </text:list-item>
          </text:list>
        </text:list-item>
      </text:list>
      <text:p text:style-name="P8"/>
      <table:table table:name="Tabella1" table:style-name="Tabella1">
        <table:table-column table:style-name="Tabella1.A"/>
        <table:table-column table:style-name="Tabella1.B"/>
        <table:table-row>
          <table:table-cell table:style-name="Tabella1.A1" office:value-type="string">
            <text:p text:style-name="P2">build-essential</text:p>
          </table:table-cell>
          <table:table-cell table:style-name="Tabella1.B1" office:value-type="string">
            <text:p text:style-name="P1"><text:span text:style-name="Source_20_Text">sudo dnf groupinstall "Development Tools" "Development Libraries"</text:span></text:p>
            <text:p text:style-name="P1"><text:span text:style-name="Source_20_Text">sudo dnf install make automake gcc gcc-c++ kernel-deve</text:span><text:span text:style-name="Source_20_Text"><text:span text:style-name="T2">l</text:span></text:span></text:p>
          </table:table-cell>
        </table:table-row>
        <table:table-row>
          <table:table-cell table:style-name="Tabella1.A2" office:value-type="string">
            <text:p text:style-name="P3"><text:span text:style-name="T3">a</text:span>utoconf </text:p>
            <text:p text:style-name="P3">bison</text:p>
            <text:p text:style-name="P3">gawk </text:p>
            <text:p text:style-name="P3">nasm </text:p>
            <text:p text:style-name="P3">ninja-build </text:p>
            <text:p text:style-name="P3">pkg-config <text:line-break/>python3 </text:p>
            <text:p text:style-name="P5">python3-click<text:line-break/>python3-jinja2</text:p>
            <text:p text:style-name="P5">python3-pip </text:p>
            <text:p text:style-name="P5">python3-pyelftools wget</text:p>
          </table:table-cell>
          <table:table-cell table:style-name="Tabella1.B2" office:value-type="string">
            <text:p text:style-name="P4"><text:span text:style-name="Source_20_Text">sudo dnf install autoconf<text:line-break/>sudo dnf install bison<text:line-break/>sudo dnf install gawk<text:line-break/>sudo dnf install nasm<text:line-break/>sudo dnf install ninja-build<text:line-break/></text:span><text:span text:style-name="Source_20_Text"><text:span text:style-name="T4">sudo dnf install pkgconf</text:span></text:span><text:span text:style-name="Source_20_Text"><text:line-break/>sudo dnf install python3<text:line-break/></text:span><text:span text:style-name="Source_20_Text"><text:span text:style-name="T7">sudo dnf install python3-</text:span></text:span><text:span text:style-name="Source_20_Text"><text:span text:style-name="T8">click</text:span></text:span><text:span text:style-name="Source_20_Text"><text:line-break/>sudo dnf install python3-jinja2<text:line-break/>sudo dnf install python3-</text:span><text:span text:style-name="Source_20_Text"><text:span text:style-name="T5">pip<text:line-break/></text:span></text:span><text:span text:style-name="Source_20_Text">sudo dnf install python3-pyelftools<text:line-break/>sudo dnf install </text:span><text:span text:style-name="Source_20_Text"><text:span text:style-name="T5">wget</text:span></text:span></text:p>
          </table:table-cell>
        </table:table-row>
        <table:table-row>
          <table:table-cell table:style-name="Tabella1.A2" office:value-type="string">
            <text:p text:style-name="P3">sudo python3 -m pip install 'meson&gt;=0.56' 'tomli&gt;=1.1.0' 'tomli-w&gt;=0.4.0'</text:p>
            <text:p text:style-name="P3"/>
          </table:table-cell>
          <table:table-cell table:style-name="Tabella1.B2" office:value-type="string">
            <text:p text:style-name="P6">Si potrebbe utilizzare dnf se si riescono a scaricare le versioni adatte; ma potrebbero servire dei repository</text:p>
          </table:table-cell>
        </table:table-row>
        <table:table-row table:style-name="Tabella1.4">
          <table:table-cell table:style-name="Tabella1.A4" office:value-type="string">
            <text:p text:style-name="P18">x GDB</text:p>
            <text:p text:style-name="P3"><text:span text:style-name="T5">l</text:span>ibunwind8<text:line-break/>python3-pytest</text:p>
            <text:p text:style-name="P17">musl-tools</text:p>
            <text:p text:style-name="P17"><text:span text:style-name="T18">x libgomp</text:span> </text:p>
            <text:p text:style-name="P3">libgmp-dev <text:line-break/>libmpfr-dev <text:line-break/>libmpc-dev <text:line-break/>libisl-dev</text:p>
          </table:table-cell>
          <table:table-cell table:style-name="Tabella1.B4" office:value-type="string">
            <text:p text:style-name="P6"><text:span text:style-name="T7">sudo dnf install libunwind</text:span><text:line-break/>sudo dnf install -y python3-pytest</text:p>
          </table:table-cell>
        </table:table-row>
        <table:table-row table:style-name="Tabella1.4">
          <table:table-cell table:style-name="Tabella1.A5" office:value-type="string">
            <text:p text:style-name="P18">Dipendenze sgx</text:p>
            <text:p text:style-name="P19">libprotobuf-c-dev protobuf-c-compiler</text:p>
            <text:p text:style-name="P20">protobuf-compiler python3-cryptography python3-pip<text:line-break/>python3-protobuf</text:p>
          </table:table-cell>
          <table:table-cell table:style-name="Tabella1.B5" office:value-type="string">
            <text:p text:style-name="P7"><text:line-break/>sudo dnf install protobuf-c-devel<text:line-break/><text:span text:style-name="Source_20_Text"><text:span text:style-name="T3">sudo dnf install </text:span></text:span><text:span text:style-name="Source_20_Text"><text:span text:style-name="T20">protobuf-c-compiler</text:span></text:span><text:span text:style-name="Source_20_Text"><text:span text:style-name="T3"><text:line-break/>sudo dnf install </text:span></text:span><text:span text:style-name="Source_20_Text"><text:span text:style-name="T20">protobuf-compiler<text:line-break/>sudo dnf install python3-cryptography<text:line-break/></text:span></text:span><text:span text:style-name="Source_20_Text"><text:span text:style-name="T24">sudo dnf install python3-</text:span></text:span><text:span text:style-name="Source_20_Text"><text:span text:style-name="T23">pip</text:span></text:span><text:span text:style-name="Source_20_Text"><text:span text:style-name="T20"><text:line-break/>sudo dnf install python3-protobuf</text:span></text:span></text:p>
          </table:table-cell>
        </table:table-row>
      </table:table>
      <text:p text:style-name="P8"/>
      <text:p text:style-name="P2"><text:span text:style-name="Source_20_Text"><text:span text:style-name="T11"/></text:span></text:p>
      <text:h text:style-name="P51" text:outline-level="1"><text:span text:style-name="Source_20_Text"><text:span text:style-name="T28">Build package sdk e psw</text:span></text:span></text:h>
      <text:p text:style-name="P2"><text:span text:style-name="Source_20_Text"><text:span text:style-name="T13">Per </text:span></text:span><text:span text:style-name="Source_20_Text"><text:span text:style-name="T12">build</text:span></text:span><text:span text:style-name="Source_20_Text"><text:span text:style-name="T13">are</text:span></text:span><text:span text:style-name="Source_20_Text"><text:span text:style-name="T12"> Intel(R) SGX SDK:</text:span></text:span></text:p>
      <text:p text:style-name="P2"><text:span text:style-name="Source_20_Text"><text:span text:style-name="T22">sudo </text:span></text:span><text:span text:style-name="Source_20_Text"><text:span text:style-name="T25">dnf</text:span></text:span><text:span text:style-name="Source_20_Text"><text:span text:style-name="T22"> groupinstall 'Development Tools'</text:span></text:span></text:p>
      <text:p text:style-name="P9"><text:span text:style-name="Source_20_Text">sudo </text:span><text:span text:style-name="Source_20_Text"><text:span text:style-name="T9">dnf</text:span></text:span><text:span text:style-name="Source_20_Text"> install ocaml ocaml-ocamlbuild </text:span><text:span text:style-name="Source_20_Text"><text:span text:style-name="T22">wget python3</text:span></text:span></text:p>
      <text:p text:style-name="P9"><text:span text:style-name="Source_20_Text"><text:span text:style-name="T9">sudo dnf</text:span></text:span><text:span text:style-name="Source_20_Text"> </text:span><text:span text:style-name="Source_20_Text"><text:span text:style-name="T9">install </text:span></text:span><text:span text:style-name="Source_20_Text">openssl-devel </text:span><text:span text:style-name="Source_20_Text"><text:span text:style-name="T22">git</text:span></text:span><text:span text:style-name="Source_20_Text"> cmake perl</text:span></text:p>
      <text:p text:style-name="P9"><text:span text:style-name="Source_20_Text"/></text:p>
      <text:p text:style-name="P33"><text:span text:style-name="Source_20_Text"><text:span text:style-name="T42">Gli script nei make usano python come comando, creiamo una specie di alias:</text:span></text:span></text:p>
      <text:p text:style-name="P33"><text:span text:style-name="Source_20_Text"><text:span text:style-name="T42">sudo alternatives --install /usr/bin/python python /usr/bin/python3 1</text:span></text:span></text:p>
      <text:p text:style-name="P1"><text:span text:style-name="Source_20_Text">sudo alternatives --set python /usr/bin/python3</text:span></text:p>
      <text:p text:style-name="P21"><text:span text:style-name="Source_20_Text"><text:span text:style-name="T12">Use the following command to install additional required tools and latest Intel(R) SGX SDK Installer to build the Intel(R) SGX PSW:</text:span></text:span><text:span text:style-name="Source_20_Text"><text:span text:style-name="T10"><text:line-break/></text:span></text:span><text:span text:style-name="Source_20_Text"><text:span text:style-name="T16">sudo </text:span></text:span><text:span text:style-name="Source_20_Text"><text:span text:style-name="T17">dnf</text:span></text:span><text:span text:style-name="Source_20_Text"><text:span text:style-name="T16"> install </text:span></text:span><text:span text:style-name="Source_20_Text"><text:span text:style-name="T26">openssl-devel</text:span></text:span><text:span text:style-name="Source_20_Text"><text:span text:style-name="T16"> libcurl-devel protobuf-devel </text:span></text:span><text:span text:style-name="Source_20_Text"><text:span text:style-name="T26">cmake</text:span></text:span><text:span text:style-name="Source_20_Text"><text:span text:style-name="T16"> </text:span></text:span><text:span text:style-name="Source_20_Text"><text:span text:style-name="T26">rpm-build</text:span></text:span><text:span text:style-name="Source_20_Text"><text:span text:style-name="T16"><text:line-break/></text:span></text:span><text:span text:style-name="Source_20_Text"><text:span text:style-name="T17">sudo dnf install</text:span></text:span><text:span text:style-name="Source_20_Text"><text:span text:style-name="T16"> createrepo </text:span></text:span><text:span text:style-name="Source_20_Text"><text:span text:style-name="T26">yum-utils</text:span></text:span><text:span text:style-name="Source_20_Text"><text:span text:style-name="T16"> </text:span></text:span><text:span text:style-name="Source_20_Text"><text:span text:style-name="T26">pkgconf</text:span></text:span><text:span text:style-name="Source_20_Text"><text:span text:style-name="T16"> boost-devel <text:line-break/></text:span></text:span><text:span text:style-name="Source_20_Text"><text:span text:style-name="T17">sudo dnf install protobuf-lite-devel </text:span></text:span><text:span text:style-name="Source_20_Text"><text:span text:style-name="T26">systemd-libs</text:span></text:span></text:p>
      <text:p text:style-name="P26">Download the source code and prepare the submodules and prebuilt binaries:</text:p>
      <text:p text:style-name="P10">git clone https://github.com/intel/linux-sgx.git</text:p>
      <text:p text:style-name="P12">cd linux-sgx</text:p>
      <text:p text:style-name="P12">make preparation</text:p>
      <text:p text:style-name="P12"><text:span text:style-name="T27">(</text:span>The above <text:span text:style-name="Source_20_Text">make preparation</text:span> would trigger the script <text:span text:style-name="Source_20_Text">download_prebuilt.sh</text:span><text:span text:style-name="Source_20_Text"><text:span text:style-name="T27">)</text:span></text:span></text:p>
      <text:p text:style-name="P12"><text:span text:style-name="Source_20_Text"/></text:p>
      <text:p text:style-name="P12"><text:span text:style-name="Source_20_Text"><text:span text:style-name="T12">Copy the mitigation tools corresponding to current OS distribution from external/toolset/{current_distr} to /usr/local/bin and make sure they have execute permission:</text:span></text:span></text:p>
      <text:p text:style-name="P11"><text:span text:style-name="Source_20_Text">sudo cp external/toolset/</text:span><text:span text:style-name="Source_20_Text"><text:span text:style-name="T41">rhel8.6</text:span></text:span><text:span text:style-name="Source_20_Text">/* /usr/local/bin</text:span></text:p>
      <text:p text:style-name="P1"><text:span text:style-name="Source_20_Text">which ar as ld objcopy objdump ranlib</text:span></text:p>
      <text:p text:style-name="P12"><text:span text:style-name="Source_20_Text"/></text:p>
      <text:h text:style-name="P52" text:outline-level="1">Build installer sdk</text:h>
      <text:p text:style-name="P14"><text:span text:style-name="Source_20_Text"><text:span text:style-name="T12">To build the Intel(R) SGX SDK installer</text:span></text:span></text:p>
      <text:p text:style-name="P14"><text:span text:style-name="Source_20_Text">make sdk_install_pkg</text:span></text:p>
      <text:p text:style-name="P14"><text:span text:style-name="Source_20_Text"/></text:p>
      <text:p text:style-name="P14"><text:span text:style-name="Source_20_Text">You can find the generated Intel(R) SGX SDK installer sgx_linux_x64_sdk_${version}.bin located under linux/installer/bin/, where ${version} refers to the version number</text:span></text:p>
      <text:h text:style-name="P53" text:outline-level="1"><text:span text:style-name="T28">Install</text:span> sdk</text:h>
      <text:p text:style-name="Preformatted_20_Text"><text:span text:style-name="Source_20_Text"><text:span text:style-name="T12">To install the Intel(R) SGX SDK, invoke the installer</text:span></text:span></text:p>
      <text:p text:style-name="Preformatted_20_Text"><text:span text:style-name="Source_20_Text">cd linux/installer/bin</text:span></text:p>
      <text:p text:style-name="P1"><text:span text:style-name="Source_20_Text">./sgx_linux_x64_sdk_${version}.bin<text:line-break/></text:span><text:span text:style-name="Source_20_Text"><text:span text:style-name="T44">ad esempio: ./sgx_linux_x64_sdk_2.19.100.3.bin</text:span></text:span></text:p>
      <text:p text:style-name="P34"><text:span text:style-name="Source_20_Text">source ${sgx-sdk-install-path}/environment<text:line-break/></text:span><text:span text:style-name="Source_20_Text"><text:span text:style-name="T29">ad esempio:<text:line-break/>/home/icolonne/cloned/linux-sgx/linux/installer/bin/sgxsdk/environment</text:span></text:span></text:p>
      <text:h text:style-name="P54" text:outline-level="1"><text:span text:style-name="T30">Build local repo and i</text:span><text:span text:style-name="T28">nstall</text:span> <text:span text:style-name="T29">psw</text:span></text:h>
      <text:p text:style-name="P22"><text:span text:style-name="Source_20_Text"><text:span text:style-name="T14">Prerequisiti</text:span></text:span></text:p>
      <text:p text:style-name="P22"><text:span text:style-name="Source_20_Text">sudo </text:span><text:span text:style-name="Source_20_Text"><text:span text:style-name="T29">dnf</text:span></text:span><text:span text:style-name="Source_20_Text"> install </text:span><text:span text:style-name="Source_20_Text"><text:span text:style-name="T22">openssl-devel</text:span></text:span><text:span text:style-name="Source_20_Text"> </text:span><text:span text:style-name="Source_20_Text"><text:span text:style-name="T22">libcurl-devel</text:span></text:span><text:span text:style-name="Source_20_Text"> </text:span><text:span text:style-name="Source_20_Text"><text:span text:style-name="T22">protobuf-devel</text:span></text:span></text:p>
      <text:p text:style-name="P23"/>
      <text:p text:style-name="P27">To build local RPM package repository</text:p>
      <text:p text:style-name="Preformatted_20_Text"><text:span text:style-name="Source_20_Text">make rpm_local_repo</text:span></text:p>
      <text:p text:style-name="Preformatted_20_Text"><text:span text:style-name="Source_20_Text"/></text:p>
      <text:p text:style-name="P22"><text:span text:style-name="Source_20_Text">You can find the local package repository located under linux/installer/rpm/sgx_rpm_local_repo<text:line-break/></text:span><text:span text:style-name="Source_20_Text"><text:span text:style-name="T29">Th</text:span></text:span><text:span text:style-name="Source_20_Text">e above command builds the local package repository. If you want to use it, you need to add it to the system repository configuration. Since the local package repository is not signed with GPG, you should ignore the gpgcheck when installing the packages.</text:span></text:p>
      <text:p text:style-name="P22"><text:span text:style-name="Source_20_Text"/></text:p>
      <text:p text:style-name="P24">To add the local RPM package repository to the system repository configuration</text:p>
      <text:p text:style-name="Preformatted_20_Text"><text:span text:style-name="Source_20_Text">sudo </text:span><text:span text:style-name="Source_20_Text"><text:span text:style-name="T44">dnf </text:span></text:span><text:span text:style-name="Source_20_Text">config-manager --add-repo</text:span><text:span text:style-name="Source_20_Text"><text:span text:style-name="T44">=</text:span></text:span><text:a xlink:type="simple" xlink:href="file://PATH_TO_LOCAL_REPO/" text:style-name="Internet_20_link" text:visited-style-name="Visited_20_Internet_20_Link"><text:span text:style-name="Source_20_Text">file://PATH_TO_LOCAL_REPO</text:span></text:a></text:p>
      <text:p text:style-name="P35"><text:span text:style-name="Source_20_Text"><text:span text:style-name="T44">ad esempio:<text:line-break/>sudo dnf config-manager --add-repo=file:///home/icolonne/cloned/linux-sgx/linux/installer/rpm/sgx_rpm_local_repo</text:span></text:span></text:p>
      <text:p text:style-name="Preformatted_20_Text"><text:span text:style-name="Source_20_Text"/></text:p>
      <text:p text:style-name="Preformatted_20_Text"><text:span text:style-name="Source_20_Text"><text:span text:style-name="T15">To ignore the gpgcheck when you install the package</text:span></text:span></text:p>
      <text:p text:style-name="Preformatted_20_Text"><text:span text:style-name="Source_20_Text">sudo yum --nogpgcheck install &lt;package&gt;</text:span></text:p>
      <text:p text:style-name="Preformatted_20_Text"><text:span text:style-name="Source_20_Text"/></text:p>
      <text:p text:style-name="P25">To install package<text:span text:style-name="T34">s</text:span></text:p>
      <text:p text:style-name="P36">sudo dnf install --nogpgcheck libsgx-urts <text:span text:style-name="T51">\</text:span></text:p>
      <text:p text:style-name="P36">sudo dnf install --nogpgcheck libsgx-launch <text:span text:style-name="T51">\</text:span><text:line-break/>sudo dnf install --nogpgcheck libsgx-epid <text:span text:style-name="T51">\</text:span></text:p>
      <text:p text:style-name="P36">sudo dnf install --nogpgcheck libsgx-quote-ex <text:span text:style-name="T51">\</text:span></text:p>
      <text:p text:style-name="P36">sudo dnf install --nogpgcheck libsgx-dcap-ql </text:p>
      <text:p text:style-name="P22"><text:span text:style-name="Source_20_Text"><text:span text:style-name="T31"/></text:span></text:p>
      <text:p text:style-name="Standard"><text:span text:style-name="Source_20_Text"><text:span text:style-name="T37"/></text:span></text:p>
      <text:p text:style-name="P38"><text:span text:style-name="Source_20_Text"><text:span text:style-name="T37">To i</text:span></text:span><text:span text:style-name="Source_20_Text"><text:span text:style-name="T36">nstall the appropriate developer packages with the following command</text:span></text:span></text:p>
      <text:p text:style-name="P37"><text:span text:style-name="Source_20_Text"><text:span text:style-name="T32">su</text:span></text:span><text:span text:style-name="Source_20_Text"><text:span text:style-name="T31">do</text:span></text:span><text:span text:style-name="Source_20_Text"> </text:span><text:span text:style-name="Source_20_Text"><text:span text:style-name="T45">d</text:span></text:span><text:span text:style-name="Source_20_Text"><text:span text:style-name="T33">nf</text:span></text:span><text:span text:style-name="Source_20_Text"> </text:span><text:span text:style-name="Source_20_Text"><text:span text:style-name="T45">i</text:span></text:span><text:span text:style-name="Source_20_Text"><text:span text:style-name="T33">nstall</text:span></text:span><text:span text:style-name="Source_20_Text"> </text:span><text:span text:style-name="Source_20_Text"><text:span text:style-name="T31">--nogpgcheck</text:span></text:span><text:span text:style-name="Source_20_Text"> </text:span><text:span text:style-name="Source_20_Text"><text:span text:style-name="T31">libsgx-enclave-common-devel </text:span></text:span><text:span text:style-name="Source_20_Text"><text:span text:style-name="T33">\</text:span></text:span><text:span text:style-name="Source_20_Text"><text:span text:style-name="T45"><text:line-break/></text:span></text:span><text:span text:style-name="Source_20_Text"><text:span text:style-name="T31">libsgx-dcap-ql-devel</text:span></text:span><text:span text:style-name="Source_20_Text"> </text:span><text:span text:style-name="Source_20_Text"><text:span text:style-name="T31">libsgx-dcap-default-qpl-devel</text:span></text:span><text:span text:style-name="Source_20_Text"> </text:span><text:span text:style-name="Source_20_Text"><text:span text:style-name="T45">\<text:line-break/></text:span></text:span><text:span text:style-name="Source_20_Text"><text:span text:style-name="T31">libsgx-quote-ex-devel</text:span></text:span><text:span text:style-name="Source_20_Text"> </text:span><text:span text:style-name="Source_20_Text"><text:span text:style-name="T31">libsgx-launch-devel</text:span></text:span><text:span text:style-name="Source_20_Text"> </text:span><text:span text:style-name="Source_20_Text"><text:span text:style-name="T31">libsgx-epid-devel </text:span></text:span><text:span text:style-name="Source_20_Text"><text:span text:style-name="T33">\<text:line-break/></text:span></text:span><text:span text:style-name="Source_20_Text"><text:span text:style-name="T31">libsgx-dcap-quote-verify-devel</text:span></text:span></text:p>
      <text:p text:style-name="P28"><text:span text:style-name="Source_20_Text"/></text:p>
      <text:h text:style-name="P55" text:outline-level="1"><text:span text:style-name="Source_20_Text"><text:span text:style-name="T52">Sistemare gruppo utente</text:span></text:span></text:h>
      <text:p text:style-name="P32"><text:span text:style-name="Source_20_Text"><text:span text:style-name="T52">On</text:span></text:span><text:span text:style-name="Source_20_Text"> any distro with systemd v248 or later, /dev/sgx_enclave is only accessible by users in the group "sgx". The enclave app should be run with a uid in the sgx group.</text:span></text:p>
      <text:p text:style-name="Preformatted_20_Text"><text:span text:style-name="Source_20_Text"># check systemd version:</text:span></text:p>
      <text:p text:style-name="Preformatted_20_Text"><text:span text:style-name="Source_20_Text">$ systemctl --version</text:span></text:p>
      <text:p text:style-name="Preformatted_20_Text"><text:span text:style-name="Source_20_Text"># add sgx group to user if it's 248 or above:</text:span></text:p>
      <text:p text:style-name="P39"><text:span text:style-name="Source_20_Text">$ sudo usermod -a -G sgx &lt;user name&gt;<text:line-break/></text:span><text:span text:style-name="Source_20_Text"><text:span text:style-name="T52">ad esempio: </text:span></text:span><text:span text:style-name="Source_20_Text">sudo usermod -a -G sgx </text:span><text:span text:style-name="Source_20_Text"><text:span text:style-name="T52">icolonne:<text:line-break/>-a per appendere il gruppo sgx a quelli esistenti</text:span></text:span></text:p>
      <text:h text:style-name="P56" text:outline-level="1"><text:span text:style-name="Source_20_Text"><text:span text:style-name="T43">Test sgx</text:span></text:span></text:h>
      <text:p text:style-name="P31"><text:span text:style-name="Source_20_Text">cd </text:span><text:span text:style-name="Source_20_Text"><text:span text:style-name="T29">/home/icolonne/cloned/linux-sgx/linux/installer/bin/sgxsdk</text:span></text:span><text:span text:style-name="Source_20_Text">/SampleCode/</text:span></text:p>
      <text:p text:style-name="Preformatted_20_Text"><text:span text:style-name="Source_20_Text">make</text:span></text:p>
      <text:p text:style-name="Preformatted_20_Text"><text:span text:style-name="Source_20_Text">cd bin</text:span></text:p>
      <text:p text:style-name="P1"><text:span text:style-name="Source_20_Text">./app</text:span></text:p>
      <text:h text:style-name="P53" text:outline-level="1"><text:span text:style-name="Source_20_Text">Install dependencies for DCAP</text:span></text:h>
      <text:h text:style-name="P50" text:outline-level="1"><text:span text:style-name="Source_20_Text"><text:span text:style-name="T46">sudo </text:span></text:span><text:span text:style-name="Source_20_Text"><text:span text:style-name="T38">dnf install </text:span></text:span><text:span text:style-name="Source_20_Text">libsgx-dcap-quote-verify-dev</text:span><text:span text:style-name="Source_20_Text"><text:span text:style-name="T46">el</text:span></text:span></text:h>
      <text:h text:style-name="P57" text:outline-level="1"><text:span text:style-name="Source_20_Text"><text:span text:style-name="T38">Build </text:span></text:span><text:span text:style-name="Source_20_Text"><text:span text:style-name="T39">and install</text:span></text:span><text:span text:style-name="Source_20_Text"><text:span text:style-name="T38"> gramine</text:span></text:span></text:h>
      <text:p text:style-name="P29"><text:span text:style-name="Source_20_Text">git clone </text:span><text:a xlink:type="simple" xlink:href="https://github.com/gramineproject/gramine.git" text:style-name="Internet_20_link" text:visited-style-name="Visited_20_Internet_20_Link"><text:span text:style-name="Source_20_Text">https://github.com/gramineproject/gramine.git</text:span></text:a></text:p>
      <text:p text:style-name="P29"><text:span text:style-name="Source_20_Text"><text:span text:style-name="T38">cd gramine</text:span></text:span></text:p>
      <text:p text:style-name="P29"><text:span text:style-name="Source_20_Text"/></text:p>
      <text:p text:style-name="P29"><text:span text:style-name="Source_20_Text">meson setup build/ </text:span><text:span text:style-name="Source_20_Text"><text:span text:style-name="T38">\</text:span></text:span></text:p>
      <text:p text:style-name="P29"><text:span text:style-name="Source_20_Text">--buildtype=release </text:span><text:span text:style-name="Source_20_Text"><text:span text:style-name="T38">\</text:span></text:span></text:p>
      <text:p text:style-name="P29"><text:span text:style-name="Source_20_Text">-Ddirect=enabled </text:span><text:span text:style-name="Source_20_Text"><text:span text:style-name="T38">\</text:span></text:span></text:p>
      <text:p text:style-name="P29"><text:span text:style-name="Source_20_Text">-Dsgx=enabled </text:span><text:span text:style-name="Source_20_Text"><text:span text:style-name="T38">\</text:span></text:span></text:p>
      <text:p text:style-name="P29"><text:span text:style-name="Strong_20_Emphasis"><text:span text:style-name="T19">-Ddcap=enabled</text:span></text:span></text:p>
      <text:p text:style-name="P29"><text:span text:style-name="Strong_20_Emphasis"><text:span text:style-name="T21"/></text:span></text:p>
      <text:p text:style-name="P29"><text:span text:style-name="Strong_20_Emphasis"><text:span text:style-name="T21">ninja -C build/</text:span></text:span></text:p>
      <text:p text:style-name="P1">sudo ninja -C build/ install</text:p>
      <text:p text:style-name="P29"><text:span text:style-name="Source_20_Text">gramine-sgx-gen-private-key</text:span></text:p>
      <text:p text:style-name="P29"><text:span text:style-name="Source_20_Text">This command generates an RSA 3072 key suitable for signing SGX enclaves and stores it in </text:span><text:span text:style-name="Source_20_Text"><text:span text:style-name="Emphasis">HOME</text:span></text:span><text:span text:style-name="Source_20_Text">/.config/gramine/enclave-key.pem. This key needs to be protected and should not be disclosed to anyone.</text:span></text:p>
      <text:p text:style-name="P30"><text:span text:style-name="Source_20_Text"/></text:p>
      <text:h text:style-name="P58" text:outline-level="1"><text:span text:style-name="Source_20_Text"/></text:h>
      <text:h text:style-name="P59" text:outline-level="1"><text:span text:style-name="Source_20_Text"><text:span text:style-name="T55">Infrastruttura DCAP</text:span></text:span></text:h>
      <text:h text:style-name="P68" text:outline-level="1"><text:span text:style-name="Source_20_Text"><text:span text:style-name="T55">(</text:span></text:span><text:a xlink:type="simple" xlink:href="https://www.intel.com/content/www/us/en/developer/articles/guide/intel-software-guard-extensions-data-center-attestation-primitives-quick-install-guide.html" text:style-name="Internet_20_link" text:visited-style-name="Visited_20_Internet_20_Link"><text:span text:style-name="Source_20_Text"><text:span text:style-name="T55">https://www.intel.com/content/www/us/en/developer/articles/guide/intel-software-guard-extensions-data-center-attestation-primitives-quick-install-guide.html</text:span></text:span></text:a><text:span text:style-name="Source_20_Text"><text:span text:style-name="T55">)</text:span></text:span></text:h>
      <text:list xml:id="list1827529926" text:style-name="L2">
        <text:list-item>
          <text:h text:style-name="P69" text:outline-level="1"><text:span text:style-name="Source_20_Text">Subscribe to the Intel PCS for ECDSA Attestation and obtain the required API keys. <text:line-break/></text:span><text:a xlink:type="simple" xlink:href="https://api.portal.trustedservices.intel.com/developer" text:style-name="Internet_20_link" text:visited-style-name="Visited_20_Internet_20_Link"><text:span text:style-name="Source_20_Text">https://api.portal.trustedservices.intel.com/developer</text:span></text:a></text:h>
        </text:list-item>
        <text:list-item>
          <text:h text:style-name="P69" text:outline-level="1">Set up Intel's reference caching service, the Provisioning Certification Caching Service (PCCS). <text:line-break/><text:a xlink:type="simple" xlink:href="https://github.com/intel/SGXDataCenterAttestationPrimitives/blob/master/QuoteGeneration/pccs/README.md" text:style-name="Internet_20_link" text:visited-style-name="Visited_20_Internet_20_Link">https://github.com/intel/SGXDataCenterAttestationPrimitives/blob/master/QuoteGeneration/pccs/README.md</text:a></text:h>
        </text:list-item>
        <text:list-item>
          <text:h text:style-name="P69" text:outline-level="1">Provision the Intel SGX enabled platform for Intel SGX workloads. </text:h>
        </text:list-item>
        <text:list-item>
          <text:h text:style-name="P69" text:outline-level="1">Verify the provisioning data.</text:h>
        </text:list-item>
      </text:list>
      <text:p text:style-name="Text_20_body"><text:span text:style-name="Source_20_Text"/></text:p>
      <text:p text:style-name="P45"><text:span text:style-name="Source_20_Text"><text:span text:style-name="T56">1.</text:span></text:span></text:p>
      <text:p text:style-name="P43"><text:span text:style-name="Source_20_Text"><text:span text:style-name="T58">vai sul sito (https://api.portal.trustedservices.intel.com/developer)</text:span></text:span></text:p>
      <text:p text:style-name="P45"><text:span text:style-name="Source_20_Text"><text:span text:style-name="T56">2. </text:span></text:span></text:p>
      <text:p text:style-name="P45"><text:span text:style-name="Source_20_Text">sudo dnf install nodejs </text:span><text:span text:style-name="Source_20_Text"><text:span text:style-name="T56">(versione maggiore di 14)<text:line-break/>sudo dnf install --nogpgcheck sgx-dcap-pccs (da local repo buildato prima)<text:line-break/>cd /opt/intel/sgx-dcap-pccs/<text:line-break/></text:span></text:span></text:p>
      <text:p text:style-name="P45"><text:span text:style-name="Source_20_Text">sudo -u pccs ./install.sh</text:span></text:p>
      <table:table table:name="Tabella2" table:style-name="Tabella2">
        <table:table-column table:style-name="Tabella2.A"/>
        <table:table-row>
          <table:table-cell table:style-name="Tabella2.A1" office:value-type="string">
            <text:p text:style-name="Table_20_Contents">Do you want to install PCCS now? (Y/N) :Y</text:p>
            <text:p text:style-name="Table_20_Contents">Enter your http proxy server address, e.g. http://proxy-server:port (Press ENTER if there is no proxy server) :</text:p>
            <text:p text:style-name="Table_20_Contents">…</text:p>
            <text:p text:style-name="P42"><text:span text:style-name="Source_20_Text">Do you want to configure PCCS now? (Y/N) </text:span><text:span text:style-name="Source_20_Text"><text:span text:style-name="T57">[Y]</text:span></text:span><text:span text:style-name="Source_20_Text"><text:line-break/>Set HTTPS listening port [8081] (1024-65535)<text:line-break/>Set the PCCS service to accept local connections only? [</text:span><text:span text:style-name="Source_20_Text"><text:span text:style-name="T57">N</text:span></text:span><text:span text:style-name="Source_20_Text">]<text:line-break/>Set your Intel PCS API key: </text:span><text:span text:style-name="Source_20_Text"><text:span text:style-name="T57">[una delle due chiavi dell’API]<text:line-break/></text:span></text:span><text:span text:style-name="Source_20_Text">Choose caching fill method : [</text:span><text:span text:style-name="Source_20_Text"><text:span text:style-name="T57">REQ</text:span></text:span><text:span text:style-name="Source_20_Text">] </text:span><text:span text:style-name="Source_20_Text"><text:span text:style-name="T57">documentazione sul git di DCAP<text:line-break/>Set PCCS server administrator password: [adminpsw]<text:line-break/></text:span></text:span><text:span text:style-name="Source_20_Text">Re-enter administrator password: </text:span><text:span text:style-name="Source_20_Text"><text:span text:style-name="T57">[adminpsw]</text:span></text:span><text:span text:style-name="Source_20_Text"><text:line-break/>Set PCCS server user password: </text:span><text:span text:style-name="Source_20_Text"><text:span text:style-name="T57">[userpsw]</text:span></text:span><text:span text:style-name="Source_20_Text"><text:line-break/>Re-enter user password: </text:span><text:span text:style-name="Source_20_Text"><text:span text:style-name="T57">[userpsw]</text:span></text:span><text:span text:style-name="Source_20_Text"><text:line-break/>Do you want to generate insecure HTTPS key and cert for PCCS service? [Y]</text:span></text:p>
          </table:table-cell>
        </table:table-row>
      </table:table>
      <text:p text:style-name="P45"><text:span text:style-name="Source_20_Text"/></text:p>
      <text:p text:style-name="P45"><text:span text:style-name="Source_20_Text">sudo systemctl start pccs </text:span><text:span text:style-name="Source_20_Text"><text:span text:style-name="T59">(avvia il server di caching)</text:span></text:span></text:p>
      <text:p text:style-name="P43"><text:span text:style-name="Source_20_Text"/></text:p>
      <text:p text:style-name="P44"><text:span text:style-name="Source_20_Text"><text:span text:style-name="T58">3.</text:span></text:span></text:p>
      <text:p text:style-name="P43"><text:span text:style-name="Source_20_Text"><text:span text:style-name="T56">sudo dnf install --nogpgcheck </text:span></text:span><text:span text:style-name="Source_20_Text">sgx-pck-id-retrieval-tool </text:span><text:span text:style-name="Source_20_Text"><text:span text:style-name="T56">(da local repo buildato prima)</text:span></text:span></text:p>
      <text:p text:style-name="P43"><text:span text:style-name="Source_20_Text"><text:span text:style-name="T59">cd </text:span></text:span><text:span text:style-name="Source_20_Text">/opt/intel/sgx-pck-id-retrieval-tool/</text:span></text:p>
      <text:p text:style-name="P46"><text:span text:style-name="Source_20_Text"><text:span text:style-name="T60">cambiare </text:span></text:span><text:span text:style-name="Source_20_Text">network_setting.conf:</text:span></text:p>
      <text:list xml:id="list958830468" text:style-name="L3">
        <text:list-item>
          <text:p text:style-name="P70"><text:span text:style-name="Source_20_Text">Change the </text:span><text:span text:style-name="Source_20_Text"><text:span text:style-name="Strong_20_Emphasis">PCCS_URL</text:span></text:span><text:span text:style-name="Source_20_Text"> to match your caching service’s location. </text:span><text:span text:style-name="Source_20_Text"><text:span text:style-name="T63">[V4]</text:span></text:span><text:span text:style-name="Source_20_Text"> </text:span></text:p>
        </text:list-item>
      </text:list>
      <text:list xml:id="list2762145875" text:style-name="L4">
        <text:list-item>
          <text:p text:style-name="P72">Uncomment the <text:span text:style-name="Strong_20_Emphasis">user_token</text:span> parameter, and set it to the user password you created when configuring the PCCS <text:s/><text:span text:style-name="T60">[userpsw]</text:span></text:p>
        </text:list-item>
        <text:list-item>
          <text:p text:style-name="P72">Set the <text:span text:style-name="Strong_20_Emphasis">proxy_type</text:span> to fit your environment (most likely this will be “direct”) <text:s/><text:span text:style-name="T60">[direct]</text:span></text:p>
        </text:list-item>
        <text:list-item>
          <text:p text:style-name="P71">Ensure <text:span text:style-name="Strong_20_Emphasis">USE_SECURE_CERT</text:span> is set to “FALSE” since we’re using a self-signed certificate for testing purposes. In a production environment, this should be set to “TRUE”. <text:s/><text:span text:style-name="T60">[FALSE]</text:span></text:p>
        </text:list-item>
      </text:list>
      <text:p text:style-name="P49"><text:span text:style-name="T61">sudo chmod o=rwx . (per poter scrivere nella cartella il file .csv)<text:line-break/>sudo usermod </text:span><text:span text:style-name="T66">-a G sgx_prv icolonne (per non runnare il comando successivo come sudo)<text:line-break/>reloggare per fare si che la modifica dei gruppi sia stata fatta</text:span></text:p>
      <text:p text:style-name="P48"><text:span text:style-name="Source_20_Text"><text:span text:style-name="T65">[forse non serve]</text:span></text:span><text:span text:style-name="Source_20_Text"><text:span text:style-name="T66">Set "use_secure_cert": false in /etc/sgx_default_qcnl.conf</text:span></text:span></text:p>
      <text:p text:style-name="P49"><text:span text:style-name="T66"><text:line-break/></text:span><text:span text:style-name="Source_20_Text"><text:span text:style-name="T64">PCKIDRetrievalTool </text:span></text:span><text:span text:style-name="Source_20_Text"><text:span text:style-name="T67">(lancia il tool di provisioning per il pccs)<text:line-break/></text:span></text:span><text:span text:style-name="Source_20_Text"><text:span text:style-name="T64">sudo chmod +755 . </text:span></text:span><text:span text:style-name="Source_20_Text"><text:span text:style-name="T65">(per ripristinare i permessi originali</text:span></text:span></text:p>
      <text:p text:style-name="P49"><text:span text:style-name="Source_20_Text"><text:span text:style-name="T65"/></text:span></text:p>
      <text:p text:style-name="P78"><text:span text:style-name="Source_20_Text"><text:span text:style-name="T69">4.</text:span></text:span></text:p>
      <text:p text:style-name="P49"><text:span text:style-name="Source_20_Text"><text:span text:style-name="T68">Andare in </text:span></text:span><text:span text:style-name="Source_20_Text"><text:span text:style-name="T65">etc/aesmd.conf, and uncomment this line:<text:line-break/></text:span></text:span><text:span text:style-name="Source_20_Text">default quoting type = ecdsa_256<text:line-break/>systemctl restart aesmd</text:span></text:p>
      <text:p text:style-name="P49"><text:span text:style-name="Source_20_Text"/></text:p>
      <text:p text:style-name="P49"><text:span text:style-name="Source_20_Text"/></text:p>
      <text:p text:style-name="P49"><text:span text:style-name="Source_20_Text"><text:span text:style-name="T65"/></text:span></text:p>
      <text:p text:style-name="P47"/>
      <text:p text:style-name="P47"/>
      <text:p text:style-name="Text_20_body"/>
      <text:p text:style-name="P46"><text:span text:style-name="Source_20_Text"/></text:p>
      <text:p text:style-name="P43"><text:span text:style-name="Source_20_Text"/></text:p>
      <text:h text:style-name="P60" text:outline-level="1"><text:span text:style-name="Source_20_Text"><text:span text:style-name="T47">Problemi da risolvere</text:span></text:span></text:h>
      <text:list xml:id="list2168653399" text:style-name="L5">
        <text:list-item>
          <text:p text:style-name="P73"><text:span text:style-name="Source_20_Text"><text:span text:style-name="T48">Abilitare driver sgx dal BIOS → </text:span></text:span><text:span text:style-name="Source_20_Text"><text:span text:style-name="T49">OK</text:span></text:span></text:p>
        </text:list-item>
        <text:list-item>
          <text:p text:style-name="P74"><text:span text:style-name="Source_20_Text"><text:span text:style-name="T47">Libsgx non è installato (fa parte di psw quindi probabilmente quella parte </text:span></text:span><text:span text:style-name="Source_20_Text"><text:span text:style-name="T50">sarà un attimo</text:span></text:span><text:span text:style-name="Source_20_Text"><text:span text:style-name="T47"> da rivedere) → </text:span></text:span><text:span text:style-name="Source_20_Text"><text:span text:style-name="T53">OK</text:span></text:span></text:p>
        </text:list-item>
        <text:list-item>
          <text:p text:style-name="P74"><text:span text:style-name="Source_20_Text"><text:span text:style-name="T47">Una volta fatto tutto provare i codici del repo di intel locati in: cd </text:span></text:span><text:span text:style-name="Source_20_Text"><text:span text:style-name="T29">/home/icolonne/cloned/linux-sgx/linux/installer/bin/sgxsdk/</text:span></text:span><text:span text:style-name="Source_20_Text"><text:span text:style-name="T47">/SampleCode/ → </text:span></text:span><text:span text:style-name="Source_20_Text"><text:span text:style-name="T53">OK</text:span></text:span></text:p>
        </text:list-item>
        <text:list-item>
          <text:p text:style-name="P75"><text:span text:style-name="Source_20_Text"><text:span text:style-name="T62">il pccs non funziona perche la TCB non è aggiornata. Soluzione:</text:span></text:span><text:span text:style-name="Source_20_Text"><text:span text:style-name="Strong_20_Emphasis">Update</text:span></text:span><text:span text:style-name="Source_20_Text"> the BIOS on the system to the most recent BIOS available from the OEM to make the trusted computing base current.<text:line-break/></text:span><text:span text:style-name="Source_20_Text"><text:span text:style-name="T62">(</text:span></text:span><text:a xlink:type="simple" xlink:href="https://community.intel.com/t5/Intel-Software-Guard-Extensions/Remote-attestation-not-possible-request-guidance/m-p/1380901#M5235" text:style-name="Internet_20_link" text:visited-style-name="Visited_20_Internet_20_Link"><text:span text:style-name="Source_20_Text">https://community.intel.com/t5/Intel-Software-Guard-Extensions/Remote-attestation-not-possible-request-guidance/m-p/1380901#M5235</text:span></text:a><text:span text:style-name="Source_20_Text"><text:span text:style-name="T62">) → </text:span></text:span><text:span text:style-name="Source_20_Text"><text:span text:style-name="T70">OK (avevo sbagliato una configurazione del file network del tool di provisionin PCKIDRetrievalTool)</text:span></text:span></text:p>
        </text:list-item>
        <text:list-item>
          <text:p text:style-name="P75"><text:span text:style-name="Source_20_Text">Step1: Call sgx_qe_get_target_info:Error in sgx_qe_get_target_info. 0Xe001.<text:line-break/></text:span><text:span text:style-name="Source_20_Text"><text:span text:style-name="T70">A quanto paro gramin vuole usare il quoting out-process. Quello in-process funziona correttamente</text:span></text:span></text:p>
        </text:list-item>
      </text:list>
      <text:h text:style-name="P61" text:outline-level="1"><text:span text:style-name="Source_20_Text">Build installer </text:span><text:span text:style-name="Source_20_Text"><text:span text:style-name="T28">psw</text:span></text:span></text:h>
      <text:p text:style-name="P15"><text:span text:style-name="Source_20_Text"><text:span text:style-name="T12">To build the Intel(R) SGX PSW installer</text:span></text:span></text:p>
      <text:p text:style-name="P15"><text:span text:style-name="Source_20_Text">make rpm_psw_pkg</text:span></text:p>
      <text:p text:style-name="P16"><text:span text:style-name="Source_20_Text"/></text:p>
      <text:p text:style-name="P16"><text:span text:style-name="Source_20_Text"><text:span text:style-name="T28">Y</text:span></text:span><text:span text:style-name="Source_20_Text">ou can find the generated Intel(R) SGX PSW installers located under: </text:span></text:p>
      <text:list xml:id="list3307831756" text:style-name="L6">
        <text:list-item>
          <text:p text:style-name="P76"><text:span text:style-name="Source_20_Text">linux/installer/rpm/libsgx-urts, </text:span></text:p>
        </text:list-item>
        <text:list-item>
          <text:p text:style-name="P76"><text:span text:style-name="Source_20_Text">linux/installer/rpm/libsgx-enclave-common,</text:span></text:p>
        </text:list-item>
        <text:list-item>
          <text:p text:style-name="P76"><text:span text:style-name="Source_20_Text">linux/installer/rpm/libsgx-uae-service,</text:span></text:p>
        </text:list-item>
        <text:list-item>
          <text:p text:style-name="P76"><text:span text:style-name="Source_20_Text">linux/installer/rpm/libsgx-epid, </text:span></text:p>
        </text:list-item>
        <text:list-item>
          <text:p text:style-name="P76"><text:span text:style-name="Source_20_Text">linux/installer/rpm/libsgx-launch,</text:span></text:p>
        </text:list-item>
        <text:list-item>
          <text:p text:style-name="P76"><text:span text:style-name="Source_20_Text">linux/installer/rpm/libsgx-quote-ex </text:span></text:p>
        </text:list-item>
        <text:list-item>
          <text:p text:style-name="P77"><text:span text:style-name="Source_20_Text">linux/installer/rpm/sgx-aesm-service</text:span></text:p>
        </text:list-item>
      </text:list>
      <text:p text:style-name="Preformatted_20_Text"><text:span text:style-name="Source_20_Text"/></text:p>
      <text:p text:style-name="Preformatted_20_Text"><text:span text:style-name="Source_20_Text"/></text:p>
      <text:h text:style-name="P62" text:outline-level="1"><text:span text:style-name="Source_20_Text"><text:span text:style-name="T54">Librerie dcap per le primitives</text:span></text:span></text:h>
      <text:p text:style-name="P40"><text:bookmark text:name="page21R_mcid2"/><text:span text:style-name="Source_20_Text"><text:span text:style-name="T35">1.</text:span></text:span><text:span text:style-name="Source_20_Text"> </text:span><text:span text:style-name="Source_20_Text"><text:span text:style-name="T35">Intel® SGX DCAP Quote Generation Library, which is</text:span></text:span><text:span text:style-name="Source_20_Text"> </text:span><text:span text:style-name="Source_20_Text"><text:span text:style-name="T35">used to generate quotes from the attester.</text:span></text:span><text:bookmark text:name="page21R_mcid3"/><text:span text:style-name="Source_20_Text"><text:line-break/></text:span><text:span text:style-name="Source_20_Text"><text:span text:style-name="T35">2.</text:span></text:span><text:span text:style-name="Source_20_Text"> </text:span><text:span text:style-name="Source_20_Text"><text:span text:style-name="T35">Intel® SGX DCAP Default Quote</text:span></text:span><text:span text:style-name="Source_20_Text"> </text:span><text:span text:style-name="Source_20_Text"><text:span text:style-name="T35">Provider Library, which is used to retrieve PCK certificates from</text:span></text:span><text:span text:style-name="Source_20_Text"><text:line-break/></text:span><text:span text:style-name="Source_20_Text"><text:span text:style-name="T35">Provisioning Certificate Caching Service</text:span></text:span><text:span text:style-name="Source_20_Text"> </text:span><text:span text:style-name="Source_20_Text"><text:span text:style-name="T35">(PCCS).</text:span></text:span><text:bookmark text:name="page21R_mcid4"/><text:span text:style-name="Source_20_Text"><text:line-break/></text:span><text:span text:style-name="Source_20_Text"><text:span text:style-name="T35">3.</text:span></text:span><text:span text:style-name="Source_20_Text"> </text:span><text:span text:style-name="Source_20_Text"><text:span text:style-name="T35">Intel® SGX DCAP Provisioning Certificate Caching Service, which</text:span></text:span><text:span text:style-name="Source_20_Text"> </text:span><text:span text:style-name="Source_20_Text"><text:span text:style-name="T35">is a caching server for Intel PCS</text:span></text:span><text:bookmark text:name="page21R_mcid5"/><text:span text:style-name="Source_20_Text"><text:line-break/></text:span><text:span text:style-name="Source_20_Text"><text:span text:style-name="T35">4.</text:span></text:span><text:span text:style-name="Source_20_Text"> </text:span><text:span text:style-name="Source_20_Text"><text:span text:style-name="T35">Intel® SGX DCAP Quote Verification Library, which</text:span></text:span><text:span text:style-name="Source_20_Text"> </text:span><text:span text:style-name="Source_20_Text"><text:span text:style-name="T35">the attestee</text:span></text:span><text:span text:style-name="Source_20_Text"> </text:span><text:span text:style-name="Source_20_Text"><text:span text:style-name="T35">uses</text:span></text:span><text:span text:style-name="Source_20_Text"> </text:span><text:span text:style-name="Source_20_Text"><text:span text:style-name="T35">to verify quotes.</text:span></text:span></text:p>
      <text:p text:style-name="P41"><text:span text:style-name="Source_20_Text"/></text:p>
      <text:p text:style-name="P27"/>
      <text:h text:style-name="P63" text:outline-level="1">Altri comandi dati per installare utils</text:h>
      <text:p text:style-name="P13">sudo dnf install bind-utils //<text:span text:style-name="T40">nslookup<text:line-break/></text:span>sudo dnf install cpuid<text:line-break/>sudo dnf install sqlite<text:line-break/>sudo dnf install lsof</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17:04:44.384298464</meta:creation-date>
    <dc:date>2023-04-06T12:48:44.372982626</dc:date>
    <meta:editing-duration>PT9H40M33S</meta:editing-duration>
    <meta:editing-cycles>26</meta:editing-cycles>
    <meta:generator>LibreOffice/7.3.7.2$Linux_X86_64 LibreOffice_project/30$Build-2</meta:generator>
    <meta:document-statistic meta:table-count="2" meta:image-count="0" meta:object-count="0" meta:page-count="9" meta:paragraph-count="148" meta:word-count="1337" meta:character-count="10227" meta:non-whitespace-character-count="9050"/>
  </office:meta>
</office:document-meta>
</file>